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0.626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6699" style:text-align-source="fix" style:repeat-content="false" fo:border="0.06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336666" style:text-align-source="fix" style:repeat-content="false" fo:border="0.06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ackground-color="#99cccc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7.905cm" svg:height="10.858cm" svg:x="0.303cm" svg:y="7.212cm">
            <draw:object draw:notify-on-update-of-ranges="Feuille1.F2:Feuille1.F2 Feuille1.F3:Feuille1.F8 Feuille1.G2:Feuille1.G2 Feuille1.G3:Feuille1.G8 Feuille1.H2:Feuille1.H2 Feuille1.H3:Feuille1.H8 Feuille1.I2:Feuille1.I2 Feuille1.I3:Feuille1.I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82cm" svg:y="6.979cm">
            <draw:object draw:notify-on-update-of-ranges="Feuille1.F2:Feuille1.F2 Feuille1.F3:Feuille1.F9 Feuille1.G2:Feuille1.G2 Feuille1.G3:Feuille1.G9 Feuille1.H2:Feuille1.H2 Feuille1.H3:Feuille1.H9 Feuille1.I2:Feuille1.I2 Feuille1.I3:Feuille1.I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ce3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Valeurs bruts</text:p>
          </table:table-cell>
          <table:covered-table-cell table:number-columns-repeated="2" table:style-name="ce9"/>
          <table:table-cell table:style-name="ce11"/>
          <table:table-cell table:style-name="ce16"/>
          <table:table-cell table:style-name="ce17" office:value-type="string" calcext:value-type="string" table:number-columns-spanned="3" table:number-rows-spanned="1">
            <text:p>Valeurs normalisées [0, 10]</text:p>
          </table:table-cell>
          <table:covered-table-cell table:number-columns-repeated="2" table:style-name="ce20"/>
          <table:table-cell table:number-columns-repeated="4"/>
        </table:table-row>
        <table:table-row table:style-name="ro1">
          <table:table-cell table:style-name="ce2" office:value-type="string" calcext:value-type="string">
            <text:p>Caractéristique</text:p>
          </table:table-cell>
          <table:table-cell table:style-name="ce6" office:value-type="string" calcext:value-type="string">
            <text:p>Lire fichier</text:p>
          </table:table-cell>
          <table:table-cell table:style-name="ce10" office:value-type="string" calcext:value-type="string">
            <text:p>Charger fichier</text:p>
          </table:table-cell>
          <table:table-cell table:style-name="ce13" office:value-type="string" calcext:value-type="string">
            <text:p>Shell</text:p>
          </table:table-cell>
          <table:table-cell/>
          <table:table-cell table:style-name="ce2" office:value-type="string" calcext:value-type="string">
            <text:p>Caractéristique</text:p>
          </table:table-cell>
          <table:table-cell table:style-name="ce18" office:value-type="string" calcext:value-type="string">
            <text:p>Lire fichier</text:p>
          </table:table-cell>
          <table:table-cell table:style-name="ce21" office:value-type="string" calcext:value-type="string">
            <text:p>Charger fichier</text:p>
          </table:table-cell>
          <table:table-cell table:style-name="ce22" office:value-type="string" calcext:value-type="string">
            <text:p>She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ée totale</text:p>
          </table:table-cell>
          <table:table-cell office:value-type="float" office:value="2.9988" calcext:value-type="float">
            <text:p>2,9988</text:p>
          </table:table-cell>
          <table:table-cell office:value-type="float" office:value="4.462" calcext:value-type="float">
            <text:p>4,462</text:p>
          </table:table-cell>
          <table:table-cell office:value-type="float" office:value="0.2288" calcext:value-type="float">
            <text:p>0,2288</text:p>
          </table:table-cell>
          <table:table-cell/>
          <table:table-cell office:value-type="string" calcext:value-type="string">
            <text:p>Durée totale</text:p>
          </table:table-cell>
          <table:table-cell table:style-name="ce19" table:formula="of:=10 * [.B3] / 10" office:value-type="float" office:value="2.9988" calcext:value-type="float">
            <text:p>2,9988</text:p>
          </table:table-cell>
          <table:table-cell table:style-name="ce19" table:formula="of:=10 * [.C3] / 10" office:value-type="float" office:value="4.462" calcext:value-type="float">
            <text:p>4,462</text:p>
          </table:table-cell>
          <table:table-cell table:style-name="ce19" table:formula="of:=10 * [.D3] / 10" office:value-type="float" office:value="0.2288" calcext:value-type="float">
            <text:p>0,22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ée moyenne</text:p>
          </table:table-cell>
          <table:table-cell office:value-type="float" office:value="0.2999" calcext:value-type="float">
            <text:p>0,2999</text:p>
          </table:table-cell>
          <table:table-cell office:value-type="float" office:value="0.4462" calcext:value-type="float">
            <text:p>0,4462</text:p>
          </table:table-cell>
          <table:table-cell office:value-type="float" office:value="0.0229" calcext:value-type="float">
            <text:p>0,0229</text:p>
          </table:table-cell>
          <table:table-cell/>
          <table:table-cell office:value-type="string" calcext:value-type="string">
            <text:p>Durée moyenne</text:p>
          </table:table-cell>
          <table:table-cell table:formula="of:=10 * [.B4] / 1" office:value-type="float" office:value="2.999" calcext:value-type="float">
            <text:p>2,999</text:p>
          </table:table-cell>
          <table:table-cell table:formula="of:=10 * [.C4] / 1" office:value-type="float" office:value="4.462" calcext:value-type="float">
            <text:p>4,462</text:p>
          </table:table-cell>
          <table:table-cell table:formula="of:=10 * [.D4] / 1" office:value-type="float" office:value="0.229" calcext:value-type="float">
            <text:p>0,2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re durée</text:p>
          </table:table-cell>
          <table:table-cell office:value-type="float" office:value="0.3311" calcext:value-type="float">
            <text:p>0,3311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0254" calcext:value-type="float">
            <text:p>0,0254</text:p>
          </table:table-cell>
          <table:table-cell/>
          <table:table-cell office:value-type="string" calcext:value-type="string">
            <text:p>Pire durée</text:p>
          </table:table-cell>
          <table:table-cell table:formula="of:=10 * [.B5] / 1" office:value-type="float" office:value="3.311" calcext:value-type="float">
            <text:p>3,311</text:p>
          </table:table-cell>
          <table:table-cell table:formula="of:=10 * [.C5] / 1" office:value-type="float" office:value="4.522" calcext:value-type="float">
            <text:p>4,522</text:p>
          </table:table-cell>
          <table:table-cell table:formula="of:=10 * [.D5] / 1" office:value-type="float" office:value="0.254" calcext:value-type="float">
            <text:p>0,2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Écart-type</text:p>
          </table:table-cell>
          <table:table-cell office:value-type="float" office:value="0.010467" calcext:value-type="float">
            <text:p>0,010467</text:p>
          </table:table-cell>
          <table:table-cell office:value-type="float" office:value="0.004269" calcext:value-type="float">
            <text:p>0,004269</text:p>
          </table:table-cell>
          <table:table-cell office:value-type="float" office:value="0.001271" calcext:value-type="float">
            <text:p>0,001271</text:p>
          </table:table-cell>
          <table:table-cell/>
          <table:table-cell office:value-type="string" calcext:value-type="string">
            <text:p>Écart-type</text:p>
          </table:table-cell>
          <table:table-cell table:formula="of:=10 * [.B6] / 0.1" office:value-type="float" office:value="1.0467" calcext:value-type="float">
            <text:p>1,0467</text:p>
          </table:table-cell>
          <table:table-cell table:formula="of:=10 * [.C6] / 0.1" office:value-type="float" office:value="0.4269" calcext:value-type="float">
            <text:p>0,4269</text:p>
          </table:table-cell>
          <table:table-cell table:formula="of:=10 * [.D6] / 0.1" office:value-type="float" office:value="0.1271" calcext:value-type="float">
            <text:p>0,12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abilité (sur 10)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tabilité (sur 10)</text:p>
          </table:table-cell>
          <table:table-cell table:formula="of:=[.B7]" office:value-type="float" office:value="10" calcext:value-type="float">
            <text:p>10</text:p>
          </table:table-cell>
          <table:table-cell table:style-name="ce11" table:formula="of:=[.C7]" office:value-type="float" office:value="7" calcext:value-type="float">
            <text:p>7</text:p>
          </table:table-cell>
          <table:table-cell table:style-name="ce14" table:formula="of:=[.D7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lexité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ité</text:p>
          </table:table-cell>
          <table:table-cell table:formula="of:=10 * [.B8] / 10" office:value-type="float" office:value="8" calcext:value-type="float">
            <text:p>8</text:p>
          </table:table-cell>
          <table:table-cell table:formula="of:=10 * [.C8] / 10" office:value-type="float" office:value="6" calcext:value-type="float">
            <text:p>6</text:p>
          </table:table-cell>
          <table:table-cell table:formula="of:=10 * [.D8] / 10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émoire utilisée</text:p>
          </table:table-cell>
          <table:table-cell table:style-name="ce8" office:value-type="float" office:value="18056" calcext:value-type="float">
            <text:p>18056</text:p>
          </table:table-cell>
          <table:table-cell table:style-name="ce12" office:value-type="float" office:value="183072912" calcext:value-type="float">
            <text:p>183072912</text:p>
          </table:table-cell>
          <table:table-cell table:style-name="ce15" office:value-type="float" office:value="17920" calcext:value-type="float">
            <text:p>17920</text:p>
          </table:table-cell>
          <table:table-cell table:style-name="ce11"/>
          <table:table-cell table:style-name="ce4" office:value-type="string" calcext:value-type="string">
            <text:p>Mémoire utilisée</text:p>
          </table:table-cell>
          <table:table-cell table:style-name="ce8" table:formula="of:=10 * [.B9] / 200000000" office:value-type="float" office:value="0.0009028" calcext:value-type="float">
            <text:p>0,0009028</text:p>
          </table:table-cell>
          <table:table-cell table:style-name="ce8" table:formula="of:=10 * [.C9] / 200000000" office:value-type="float" office:value="9.1536456" calcext:value-type="float">
            <text:p>9,1536456</text:p>
          </table:table-cell>
          <table:table-cell table:style-name="ce8" table:formula="of:=10 * [.D9] / 200000000" office:value-type="float" office:value="0.000896" calcext:value-type="float">
            <text:p>0,0008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04:42.401443930</meta:creation-date>
    <dc:date>2017-03-08T14:38:52.107911945</dc:date>
    <meta:editing-duration>PT1H31M57S</meta:editing-duration>
    <meta:editing-cycles>5</meta:editing-cycles>
    <meta:generator>LibreOffice/4.2.8.2$Linux_X86_64 LibreOffice_project/4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06cm" svg:height="10.859cm" xlink:href=".." xlink:type="simple" chart:class="chart:radar" chart:style-name="ch1">
        <chart:legend svg:x="12.88cm" svg:y="4.65cm" style:legend-expansion="custom" chartooo:width="3.872cm" chartooo:height="2.731cm" style:legend-expansion-aspect-ratio="1.41779567923837" chart:style-name="ch2"/>
        <chart:plot-area chart:style-name="ch3" table:cell-range-address="Feuille1.F2:Feuille1.I8" chart:data-source-has-labels="both" svg:x="0.146cm" svg:y="0.606cm" svg:width="12.589cm" svg:height="9.307cm">
          <chartooo:coordinate-region svg:x="2.556cm" svg:y="0.982cm" svg:width="7.372cm" svg:height="8.556cm"/>
          <chart:axis chart:dimension="x" chart:name="primary-x" chart:style-name="ch4" chartooo:axis-type="auto">
            <chartooo:date-scale/>
            <chart:categories table:cell-range-address="Feuille1.F3:Feuille1.F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8" chart:label-cell-address="Feuille1.G2:Feuille1.G2" chart:class="chart:radar">
            <chart:data-point chart:repeated="6"/>
          </chart:series>
          <chart:series chart:style-name="ch7" chart:values-cell-range-address="Feuille1.H3:Feuille1.H8" chart:label-cell-address="Feuille1.H2:Feuille1.H2" chart:class="chart:radar">
            <chart:data-point chart:repeated="6"/>
          </chart:series>
          <chart:series chart:style-name="ch8" chart:values-cell-range-address="Feuille1.I3:Feuille1.I8" chart:label-cell-address="Feuille1.I2:Feuille1.I2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re fichier</text:p>
                <draw:g>
                  <svg:desc>Feuille1.G2:Feuille1.G2</svg:desc>
                </draw:g>
              </table:table-cell>
              <table:table-cell office:value-type="string">
                <text:p>Charger fichier</text:p>
                <draw:g>
                  <svg:desc>Feuille1.H2:Feuille1.H2</svg:desc>
                </draw:g>
              </table:table-cell>
              <table:table-cell office:value-type="string">
                <text:p>Shell</text:p>
                <draw:g>
                  <svg:desc>Feuille1.I2:Feui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rée totale</text:p>
                <draw:g>
                  <svg:desc>Feuille1.F3:Feuille1.F8</svg:desc>
                </draw:g>
              </table:table-cell>
              <table:table-cell office:value-type="float" office:value="2.9988">
                <text:p>2.9988</text:p>
                <draw:g>
                  <svg:desc>Feuille1.G3:Feuille1.G8</svg:desc>
                </draw:g>
              </table:table-cell>
              <table:table-cell office:value-type="float" office:value="4.462">
                <text:p>4.462</text:p>
                <draw:g>
                  <svg:desc>Feuille1.H3:Feuille1.H8</svg:desc>
                </draw:g>
              </table:table-cell>
              <table:table-cell office:value-type="float" office:value="0.2288">
                <text:p>0.2288</text:p>
                <draw:g>
                  <svg:desc>Feuille1.I3:Feuille1.I8</svg:desc>
                </draw:g>
              </table:table-cell>
            </table:table-row>
            <table:table-row>
              <table:table-cell office:value-type="string">
                <text:p>Durée moyenne</text:p>
              </table:table-cell>
              <table:table-cell office:value-type="float" office:value="2.999">
                <text:p>2.999</text:p>
              </table:table-cell>
              <table:table-cell office:value-type="float" office:value="4.462">
                <text:p>4.462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Pire durée</text:p>
              </table:table-cell>
              <table:table-cell office:value-type="float" office:value="3.311">
                <text:p>3.311</text:p>
              </table:table-cell>
              <table:table-cell office:value-type="float" office:value="4.522">
                <text:p>4.52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Écart-type</text:p>
              </table:table-cell>
              <table:table-cell office:value-type="float" office:value="1.0467">
                <text:p>1.0467</text:p>
              </table:table-cell>
              <table:table-cell office:value-type="float" office:value="0.4269">
                <text:p>0.4269</text:p>
              </table:table-cell>
              <table:table-cell office:value-type="float" office:value="0.1271">
                <text:p>0.1271</text:p>
              </table:table-cell>
            </table:table-row>
            <table:table-row>
              <table:table-cell office:value-type="string">
                <text:p>Portabilité (sur 10)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lexité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2.433cm" svg:y="3.703cm" style:legend-expansion="high" chart:style-name="ch2"/>
        <chart:plot-area chart:style-name="ch3" table:cell-range-address="Feuille1.F2:Feuille1.I9" chart:data-source-has-labels="both" svg:x="0.32cm" svg:y="0.18cm" svg:width="11.793cm" svg:height="8.64cm">
          <chartooo:coordinate-region svg:x="2.625cm" svg:y="1.154cm" svg:width="7.077cm" svg:height="7.077cm"/>
          <chart:axis chart:dimension="x" chart:name="primary-x" chart:style-name="ch4" chartooo:axis-type="auto">
            <chartooo:date-scale/>
            <chart:categories table:cell-range-address="Feuille1.F3:Feuille1.F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9" chart:label-cell-address="Feuille1.G2:Feuille1.G2" chart:class="chart:radar">
            <chart:data-point chart:repeated="7"/>
          </chart:series>
          <chart:series chart:style-name="ch7" chart:values-cell-range-address="Feuille1.H3:Feuille1.H9" chart:label-cell-address="Feuille1.H2:Feuille1.H2" chart:class="chart:radar">
            <chart:data-point chart:repeated="7"/>
          </chart:series>
          <chart:series chart:style-name="ch8" chart:values-cell-range-address="Feuille1.I3:Feuille1.I9" chart:label-cell-address="Feuille1.I2:Feuille1.I2" chart:class="chart:rad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re fichier</text:p>
                <draw:g>
                  <svg:desc>Feuille1.G2:Feuille1.G2</svg:desc>
                </draw:g>
              </table:table-cell>
              <table:table-cell office:value-type="string">
                <text:p>Charger fichier</text:p>
                <draw:g>
                  <svg:desc>Feuille1.H2:Feuille1.H2</svg:desc>
                </draw:g>
              </table:table-cell>
              <table:table-cell office:value-type="string">
                <text:p>Shell</text:p>
                <draw:g>
                  <svg:desc>Feuille1.I2:Feui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rée totale</text:p>
                <draw:g>
                  <svg:desc>Feuille1.F3:Feuille1.F9</svg:desc>
                </draw:g>
              </table:table-cell>
              <table:table-cell office:value-type="float" office:value="2.9988">
                <text:p>2.9988</text:p>
                <draw:g>
                  <svg:desc>Feuille1.G3:Feuille1.G9</svg:desc>
                </draw:g>
              </table:table-cell>
              <table:table-cell office:value-type="float" office:value="4.462">
                <text:p>4.462</text:p>
                <draw:g>
                  <svg:desc>Feuille1.H3:Feuille1.H9</svg:desc>
                </draw:g>
              </table:table-cell>
              <table:table-cell office:value-type="float" office:value="0.2288">
                <text:p>0.2288</text:p>
                <draw:g>
                  <svg:desc>Feuille1.I3:Feuille1.I9</svg:desc>
                </draw:g>
              </table:table-cell>
            </table:table-row>
            <table:table-row>
              <table:table-cell office:value-type="string">
                <text:p>Durée moyenne</text:p>
              </table:table-cell>
              <table:table-cell office:value-type="float" office:value="2.999">
                <text:p>2.999</text:p>
              </table:table-cell>
              <table:table-cell office:value-type="float" office:value="4.462">
                <text:p>4.462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Pire durée</text:p>
              </table:table-cell>
              <table:table-cell office:value-type="float" office:value="3.311">
                <text:p>3.311</text:p>
              </table:table-cell>
              <table:table-cell office:value-type="float" office:value="4.522">
                <text:p>4.52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Écart-type</text:p>
              </table:table-cell>
              <table:table-cell office:value-type="float" office:value="1.0467">
                <text:p>1.0467</text:p>
              </table:table-cell>
              <table:table-cell office:value-type="float" office:value="0.4269">
                <text:p>0.4269</text:p>
              </table:table-cell>
              <table:table-cell office:value-type="float" office:value="0.1271">
                <text:p>0.1271</text:p>
              </table:table-cell>
            </table:table-row>
            <table:table-row>
              <table:table-cell office:value-type="string">
                <text:p>Portabilité (sur 10)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lexité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moire utilisée</text:p>
              </table:table-cell>
              <table:table-cell office:value-type="float" office:value="0.0009028">
                <text:p>0.0009028</text:p>
              </table:table-cell>
              <table:table-cell office:value-type="float" office:value="9.1536456">
                <text:p>9.1536456</text:p>
              </table:table-cell>
              <table:table-cell office:value-type="float" office:value="0.000896">
                <text:p>0.000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